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officeooo:rsid="0001d20f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013503"/>
    </style:style>
    <style:style style:name="T3" style:family="text">
      <style:text-properties fo:language="fr" fo:country="FR" officeooo:rsid="0001d20f"/>
    </style:style>
    <style:style style:name="T4" style:family="text">
      <style:text-properties fo:language="fr" fo:country="FR" officeooo:rsid="00030cb3"/>
    </style:style>
    <style:style style:name="T5" style:family="text">
      <style:text-properties fo:language="fr" fo:country="FR" officeooo:rsid="0003e29b"/>
    </style:style>
    <style:style style:name="T6" style:family="text">
      <style:text-properties fo:language="fr" fo:country="FR" officeooo:rsid="00060a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fr.wikipedia.org/wiki/Donnée_aberrante" text:style-name="Internet_20_link" text:visited-style-name="Visited_20_Internet_20_Link">https://fr.wikipedia.org/wiki/Donn%C3%A9e_aberrante</text:a><text:span text:style-name="T1"> : </text:span><text:span text:style-name="T2">explications générales sur l’origine. Liste de méthodes, classées par types.</text:span></text:p>
      <text:p text:style-name="P1"/>
      <text:p text:style-name="Standard"><text:a xlink:type="simple" xlink:href="https://fr.wikipedia.org/wiki/Test_de_Chauvenet" text:style-name="Internet_20_link" text:visited-style-name="Visited_20_Internet_20_Link">https://fr.wikipedia.org/wiki/Test_de_Chauvenet</text:a><text:span text:style-name="T1"> : </text:span><text:span text:style-name="T3">description très sommaire du test de Chauvenet</text:span></text:p>
      <text:p text:style-name="P2"/>
      <text:p text:style-name="Standard"><text:a xlink:type="simple" xlink:href="https://lemakistatheux.wordpress.com/category/tests-statistique-indices-de-liaison-et-coefficients-de-correlation/les-tests-pour-la-detection-doutliers/" text:style-name="Internet_20_link" text:visited-style-name="Visited_20_Internet_20_Link">https://lemakistatheux.wordpress.com/category/tests-statistique-indices-de-liaison-et-coefficients-de-correlation/les-tests-pour-la-detection-doutliers/</text:a><text:span text:style-name="T3"> </text:span><text:span text:style-name="T4">Plusieurs méthodes </text:span><text:span text:style-name="T5">expliquées</text:span><text:span text:style-name="T4"> permettant de détecter les outliers </text:span><text:span text:style-name="T5">(Tukey, Test Q de Dixon, Chauvenet, Grubbs, Tietjen-Moore, Déviation extrême généralisée Student, modifié de Thompson, critère de Peirce) + des exemples</text:span></text:p>
      <text:p text:style-name="Standard"><text:span text:style-name="T5"/></text:p>
      <text:p text:style-name="Standard"><text:a xlink:type="simple" xlink:href="https://www.statisticshowto.datasciencecentral.com/modified-thompson-tau-test/" text:style-name="Internet_20_link" text:visited-style-name="Visited_20_Internet_20_Link"><text:span text:style-name="T5">https://www.statisticshowto.datasciencecentral.com/modified-thompson-tau-test/</text:span></text:a></text:p>
      <text:p text:style-name="Standard"><text:span text:style-name="T5"/></text:p>
      <text:p text:style-name="Standard"><text:a xlink:type="simple" xlink:href="https://ellistat.com/guide-dutilisateur/statistiques-descriptives/tests-de-valeurs-aberrantes/test-de-grubb/" text:style-name="Internet_20_link" text:visited-style-name="Visited_20_Internet_20_Link">https://ellistat.com/guide-dutilisateur/statistiques-descriptives/tests-de-valeurs-aberrantes/test-de-grubb/</text:a><text:span text:style-name="T5"> </text:span><text:span text:style-name="T6">« recette d’application » du test de Grubb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20-03-30T14:40:59.762000000</dc:date>
    <meta:editing-duration>PT1H39S</meta:editing-duration>
    <meta:editing-cycles>5</meta:editing-cycles>
    <meta:document-statistic meta:table-count="0" meta:image-count="0" meta:object-count="0" meta:page-count="1" meta:paragraph-count="5" meta:word-count="61" meta:character-count="827" meta:non-whitespace-character-count="771"/>
  </office:meta>
</office:document-meta>
</file>